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22cm" fo:min-width="1.272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4.229cm" fo:min-width="6.478cm" fo:padding-top="-0.05cm" fo:padding-bottom="0.15cm" fo:padding-left="0.15cm" fo:padding-right="0.15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2cm" fo:min-width="2.37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7cm" fo:min-width="1.31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8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3.305cm" fo:padding-top="0cm" fo:padding-bottom="0cm" fo:padding-left="0cm" fo:padding-right="0cm"/>
      <style:paragraph-properties style:writing-mode="lr-tb"/>
    </style:style>
    <style:style style:name="gr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7cm" fo:min-width="1.817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23cm" fo:padding-top="0.1cm" fo:padding-bottom="0.1cm" fo:padding-left="0.1cm" fo:padding-right="0.1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88cm" fo:padding-top="0.1cm" fo:padding-bottom="0.1cm" fo:padding-left="0.1cm" fo:padding-right="0.1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61cm" fo:padding-top="0.1cm" fo:padding-bottom="0.1cm" fo:padding-left="0.1cm" fo:padding-right="0.1cm"/>
      <style:paragraph-properties style:writing-mode="lr-tb"/>
    </style:style>
    <style:style style:name="P1" style:family="paragraph">
      <loext:graphic-properties draw:fill="none"/>
      <style:paragraph-properties fo:margin-top="0cm" fo:margin-bottom="0.4cm" fo:text-align="center" style:writing-mode="lr-tb"/>
      <style:text-properties style:font-name="Latin Modern Roman"/>
    </style:style>
    <style:style style:name="P2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Latin Modern Roman"/>
    </style:style>
    <style:style style:name="P5" style:family="paragraph">
      <style:paragraph-properties fo:text-align="center" style:writing-mode="lr-tb"/>
      <style:text-properties style:font-name="Latin Modern Roman"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8pt" style:font-size-asian="8pt" style:font-size-complex="8pt"/>
    </style:style>
    <style:style style:name="P7" style:family="paragraph">
      <loext:graphic-properties draw:fill="none"/>
      <style:paragraph-properties fo:text-align="center" style:writing-mode="lr-tb"/>
      <style:text-properties style:font-name="Latin Modern Roman"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font-name="Latin Modern Roman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atin Modern Roman"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line draw:style-name="gr1" draw:text-style-name="P1" draw:layer="layout" svg:x1="0.1cm" svg:y1="2.099cm" svg:x2="1.6cm" svg:y2="2.1cm">
          <text:p/>
        </draw:line>
        <draw:custom-shape draw:style-name="gr2" draw:text-style-name="P3" draw:layer="layout" svg:width="2cm" svg:height="2cm" svg:x="11.1cm" svg:y="1.099cm">
          <text:p text:style-name="P2"><text:span text:style-name="T1">D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4" draw:layer="layout" svg:x1="5.1cm" svg:y1="2.1cm" svg:x2="7.6cm" svg:y2="2.1cm">
          <text:p/>
        </draw:line>
        <draw:line draw:style-name="gr1" draw:text-style-name="P4" draw:layer="layout" svg:x1="9.6cm" svg:y1="2.099cm" svg:x2="11.1cm" svg:y2="2.099cm">
          <text:p/>
        </draw:line>
        <draw:line draw:style-name="gr1" draw:text-style-name="P4" draw:layer="layout" svg:x1="13.1cm" svg:y1="2.1cm" svg:x2="15.9cm" svg:y2="2.1cm">
          <text:p/>
        </draw:line>
        <draw:custom-shape draw:style-name="gr3" draw:text-style-name="P3" draw:layer="layout" svg:width="7.5cm" svg:height="5.001cm" svg:x="6.6cm" svg:y="0.099cm">
          <text:p text:style-name="P2"><text:span text:style-name="T1">Mikrok</text:span><text:span text:style-name="T1">ontroler </text:span><text:span text:style-name="T1">STM32</text:span><text:span text:style-name="T1">F4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cm" svg:height="1cm" svg:x="10.101cm" svg:y="3.6cm">
          <text:p text:style-name="P2"><text:span text:style-name="T1">Liczn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8.9cm" svg:y1="4.1cm" svg:x2="8.9cm" svg:y2="3.1cm">
          <text:p/>
        </draw:line>
        <draw:line draw:style-name="gr5" draw:text-style-name="P4" draw:layer="layout" svg:x1="10.1cm" svg:y1="4.1cm" svg:x2="8.9cm" svg:y2="4.1cm">
          <text:p/>
        </draw:line>
        <draw:custom-shape draw:style-name="gr6" draw:text-style-name="P7" draw:layer="layout" svg:width="1.998cm" svg:height="1.5cm" svg:x="0.102cm" svg:y="3.601cm">
          <text:p text:style-name="P5"><text:span text:style-name="T2">LD33</text:span><text:span text:style-name="T2">CV</text:span></text:p>
          <text:p text:style-name="P6"><text:span text:style-name="T3">Źró</text:span><text:span text:style-name="T3">dł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.6cm" svg:y1="4.4cm" svg:x2="2.6cm" svg:y2="3.1cm">
          <text:p/>
        </draw:line>
        <draw:line draw:style-name="gr5" draw:text-style-name="P4" draw:layer="layout" svg:x1="2.1cm" svg:y1="4.4cm" svg:x2="2.6cm" svg:y2="4.4cm">
          <text:p/>
        </draw:line>
        <draw:frame draw:style-name="gr7" draw:text-style-name="P9" draw:layer="layout" svg:width="0.862cm" svg:height="0.912cm" svg:x="0.1cm" svg:y="1.2cm">
          <draw:text-box>
            <text:p text:style-name="P8"><text:span text:style-name="T4">s</text:span><text:span text:style-name="T1">(</text:span><text:span text:style-name="T4">t</text:span><text:span text:style-name="T1">)</text:span></text:p>
          </draw:text-box>
        </draw:frame>
        <draw:custom-shape draw:style-name="gr8" draw:text-style-name="P11" draw:layer="layout" svg:width="3.499cm" svg:height="2cm" svg:x="1.601cm" svg:y="1.099cm">
          <text:p text:style-name="P10"><text:span text:style-name="T2">MCP600</text:span><text:span text:style-name="T2">2</text:span></text:p>
          <text:p text:style-name="P10"><text:span text:style-name="T1">Wzma</text:span><text:span text:style-name="T1">cniac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2cm" svg:height="2cm" svg:x="7.601cm" svg:y="1.1cm">
          <text:p text:style-name="P10"><text:span text:style-name="T1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497cm" svg:height="1.5cm" svg:x="3.603cm" svg:y="3.602cm">
          <text:p text:style-name="P5"><text:span text:style-name="T2">LD3985</text:span><text:span text:style-name="T2">M33R</text:span></text:p>
          <text:p text:style-name="P6"><text:span text:style-name="T3">Źródł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1.023cm" svg:height="0.912cm" svg:x="5.101cm" svg:y="1.2cm">
          <draw:text-box>
            <text:p text:style-name="P8"><text:span text:style-name="T4">y</text:span><text:span text:style-name="T1">(</text:span><text:span text:style-name="T4">t</text:span><text:span text:style-name="T1">)</text:span></text:p>
          </draw:text-box>
        </draw:frame>
        <draw:frame draw:style-name="gr12" draw:text-style-name="P9" draw:layer="layout" svg:width="0.988cm" svg:height="0.912cm" svg:x="9.599cm" svg:y="1.2cm">
          <draw:text-box>
            <text:p text:style-name="P8"><text:span text:style-name="T5">x</text:span><text:span text:style-name="T1">(</text:span><text:span text:style-name="T4">i</text:span><text:span text:style-name="T1">)</text:span></text:p>
          </draw:text-box>
        </draw:frame>
        <draw:line draw:style-name="gr5" draw:text-style-name="P4" draw:layer="layout" svg:x1="8.3cm" svg:y1="4.4cm" svg:x2="6.1cm" svg:y2="4.4cm">
          <text:p/>
        </draw:line>
        <draw:line draw:style-name="gr1" draw:text-style-name="P1" draw:layer="layout" svg:x1="8.3cm" svg:y1="4.4cm" svg:x2="8.3cm" svg:y2="3.109cm">
          <text:p/>
        </draw:line>
        <draw:frame draw:style-name="gr13" draw:text-style-name="P9" draw:layer="layout" svg:width="1.061cm" svg:height="0.912cm" svg:x="14.101cm" svg:y="1.2cm">
          <draw:text-box>
            <text:p text:style-name="P12"><text:span text:style-name="T6">X</text:span><text:span text:style-name="T3">(</text:span><text:span text:style-name="T6">k</text:span><text:span text:style-name="T3">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6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3-15T17:17:08.337226781</dc:date>
    <dc:creator>Łukasz Dróżdż</dc:creator>
    <meta:editing-duration>PT22M25S</meta:editing-duration>
    <meta:editing-cycles>10</meta:editing-cycles>
    <meta:generator>LibreOffice/7.4.5.1$Linux_X86_64 LibreOffice_project/40$Build-1</meta:generator>
    <meta:document-statistic meta:object-count="21"/>
  </office:meta>
</office:document-meta>
</file>